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2]/50*0.15 + [.P2]/50*0.15 + [.Q2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] + [.R2] + [.X2] + [.AA2]" office:value-type="float" office:value="0" calcext:value-type="float">
            <text:p>0.00000</text:p>
          </table:table-cell>
          <table:table-cell table:style-name="ce15" table:formula="of:=IF([.AC2]&gt;=0.9875;&quot;A+&quot;;  IF([.AC2]&gt;=0.94; &quot;A&quot;; IF([.AC2]&gt;=0.9; &quot;A-&quot;; IF([.AC2]&gt;=0.87; &quot;B+&quot;; IF([.AC2]&gt;=0.84;&quot;B&quot;; IF([.AC2]&gt;=0.8; &quot;B-&quot;; IF([.AC2]&gt;=0.77; &quot;C+&quot;; IF([.AC2]&gt;=0.74;&quot;C&quot;; IF([.AC2]&gt;=0.7; &quot;C-&quot;; IF([.AC2]&gt;=0.67; &quot;D+&quot;; IF([.AC2]&gt;=0.64;&quot;D&quot;; IF([.AC2]&gt;=0.6; &quot;D-&quot;; &quot;F&quot;))))))))))))" office:value-type="string" office:string-value="F" calcext:value-type="string">
            <text:p>F</text:p>
          </table:table-cell>
          <table:table-cell table:style-name="ce17" table:formula="of:=VLOOKUP([.AD2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3]/50*0.15 + [.P3]/50*0.15 + [.Q3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3] + [.R3] + [.X3] + [.AA3]" office:value-type="float" office:value="0" calcext:value-type="float">
            <text:p>0.00000</text:p>
          </table:table-cell>
          <table:table-cell table:style-name="ce15" table:formula="of:=IF([.AC3]&gt;=0.9875;&quot;A+&quot;;  IF([.AC3]&gt;=0.94; &quot;A&quot;; IF([.AC3]&gt;=0.9; &quot;A-&quot;; IF([.AC3]&gt;=0.87; &quot;B+&quot;; IF([.AC3]&gt;=0.84;&quot;B&quot;; IF([.AC3]&gt;=0.8; &quot;B-&quot;; IF([.AC3]&gt;=0.77; &quot;C+&quot;; IF([.AC3]&gt;=0.74;&quot;C&quot;; IF([.AC3]&gt;=0.7; &quot;C-&quot;; IF([.AC3]&gt;=0.67; &quot;D+&quot;; IF([.AC3]&gt;=0.64;&quot;D&quot;; IF([.AC3]&gt;=0.6; &quot;D-&quot;; &quot;F&quot;))))))))))))" office:value-type="string" office:string-value="F" calcext:value-type="string">
            <text:p>F</text:p>
          </table:table-cell>
          <table:table-cell table:style-name="ce17" table:formula="of:=VLOOKUP([.AD3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4]/50*0.15 + [.P4]/50*0.15 + [.Q4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4] + [.R4] + [.X4] + [.AA4]" office:value-type="float" office:value="0" calcext:value-type="float">
            <text:p>0.00000</text:p>
          </table:table-cell>
          <table:table-cell table:style-name="ce15" table:formula="of:=IF([.AC4]&gt;=0.9875;&quot;A+&quot;;  IF([.AC4]&gt;=0.94; &quot;A&quot;; IF([.AC4]&gt;=0.9; &quot;A-&quot;; IF([.AC4]&gt;=0.87; &quot;B+&quot;; IF([.AC4]&gt;=0.84;&quot;B&quot;; IF([.AC4]&gt;=0.8; &quot;B-&quot;; IF([.AC4]&gt;=0.77; &quot;C+&quot;; IF([.AC4]&gt;=0.74;&quot;C&quot;; IF([.AC4]&gt;=0.7; &quot;C-&quot;; IF([.AC4]&gt;=0.67; &quot;D+&quot;; IF([.AC4]&gt;=0.64;&quot;D&quot;; IF([.AC4]&gt;=0.6; &quot;D-&quot;; &quot;F&quot;))))))))))))" office:value-type="string" office:string-value="F" calcext:value-type="string">
            <text:p>F</text:p>
          </table:table-cell>
          <table:table-cell table:style-name="ce17" table:formula="of:=VLOOKUP([.AD4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5]/50*0.15 + [.P5]/50*0.15 + [.Q5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5] + [.R5] + [.X5] + [.AA5]" office:value-type="float" office:value="0" calcext:value-type="float">
            <text:p>0.00000</text:p>
          </table:table-cell>
          <table:table-cell table:style-name="ce15" table:formula="of:=IF([.AC5]&gt;=0.9875;&quot;A+&quot;;  IF([.AC5]&gt;=0.94; &quot;A&quot;; IF([.AC5]&gt;=0.9; &quot;A-&quot;; IF([.AC5]&gt;=0.87; &quot;B+&quot;; IF([.AC5]&gt;=0.84;&quot;B&quot;; IF([.AC5]&gt;=0.8; &quot;B-&quot;; IF([.AC5]&gt;=0.77; &quot;C+&quot;; IF([.AC5]&gt;=0.74;&quot;C&quot;; IF([.AC5]&gt;=0.7; &quot;C-&quot;; IF([.AC5]&gt;=0.67; &quot;D+&quot;; IF([.AC5]&gt;=0.64;&quot;D&quot;; IF([.AC5]&gt;=0.6; &quot;D-&quot;; &quot;F&quot;))))))))))))" office:value-type="string" office:string-value="F" calcext:value-type="string">
            <text:p>F</text:p>
          </table:table-cell>
          <table:table-cell table:style-name="ce17" table:formula="of:=VLOOKUP([.AD5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6]/50*0.15 + [.P6]/50*0.15 + [.Q6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6] + [.R6] + [.X6] + [.AA6]" office:value-type="float" office:value="0" calcext:value-type="float">
            <text:p>0.00000</text:p>
          </table:table-cell>
          <table:table-cell table:style-name="ce15" table:formula="of:=IF([.AC6]&gt;=0.9875;&quot;A+&quot;;  IF([.AC6]&gt;=0.94; &quot;A&quot;; IF([.AC6]&gt;=0.9; &quot;A-&quot;; IF([.AC6]&gt;=0.87; &quot;B+&quot;; IF([.AC6]&gt;=0.84;&quot;B&quot;; IF([.AC6]&gt;=0.8; &quot;B-&quot;; IF([.AC6]&gt;=0.77; &quot;C+&quot;; IF([.AC6]&gt;=0.74;&quot;C&quot;; IF([.AC6]&gt;=0.7; &quot;C-&quot;; IF([.AC6]&gt;=0.67; &quot;D+&quot;; IF([.AC6]&gt;=0.64;&quot;D&quot;; IF([.AC6]&gt;=0.6; &quot;D-&quot;; &quot;F&quot;))))))))))))" office:value-type="string" office:string-value="F" calcext:value-type="string">
            <text:p>F</text:p>
          </table:table-cell>
          <table:table-cell table:style-name="ce17" table:formula="of:=VLOOKUP([.AD6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7]/50*0.15 + [.P7]/50*0.15 + [.Q7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7] + [.R7] + [.X7] + [.AA7]" office:value-type="float" office:value="0" calcext:value-type="float">
            <text:p>0.00000</text:p>
          </table:table-cell>
          <table:table-cell table:style-name="ce15" table:formula="of:=IF([.AC7]&gt;=0.9875;&quot;A+&quot;;  IF([.AC7]&gt;=0.94; &quot;A&quot;; IF([.AC7]&gt;=0.9; &quot;A-&quot;; IF([.AC7]&gt;=0.87; &quot;B+&quot;; IF([.AC7]&gt;=0.84;&quot;B&quot;; IF([.AC7]&gt;=0.8; &quot;B-&quot;; IF([.AC7]&gt;=0.77; &quot;C+&quot;; IF([.AC7]&gt;=0.74;&quot;C&quot;; IF([.AC7]&gt;=0.7; &quot;C-&quot;; IF([.AC7]&gt;=0.67; &quot;D+&quot;; IF([.AC7]&gt;=0.64;&quot;D&quot;; IF([.AC7]&gt;=0.6; &quot;D-&quot;; &quot;F&quot;))))))))))))" office:value-type="string" office:string-value="F" calcext:value-type="string">
            <text:p>F</text:p>
          </table:table-cell>
          <table:table-cell table:style-name="ce17" table:formula="of:=VLOOKUP([.AD7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8]/50*0.15 + [.P8]/50*0.15 + [.Q8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8] + [.R8] + [.X8] + [.AA8]" office:value-type="float" office:value="0" calcext:value-type="float">
            <text:p>0.00000</text:p>
          </table:table-cell>
          <table:table-cell table:style-name="ce15" table:formula="of:=IF([.AC8]&gt;=0.9875;&quot;A+&quot;;  IF([.AC8]&gt;=0.94; &quot;A&quot;; IF([.AC8]&gt;=0.9; &quot;A-&quot;; IF([.AC8]&gt;=0.87; &quot;B+&quot;; IF([.AC8]&gt;=0.84;&quot;B&quot;; IF([.AC8]&gt;=0.8; &quot;B-&quot;; IF([.AC8]&gt;=0.77; &quot;C+&quot;; IF([.AC8]&gt;=0.74;&quot;C&quot;; IF([.AC8]&gt;=0.7; &quot;C-&quot;; IF([.AC8]&gt;=0.67; &quot;D+&quot;; IF([.AC8]&gt;=0.64;&quot;D&quot;; IF([.AC8]&gt;=0.6; &quot;D-&quot;; &quot;F&quot;))))))))))))" office:value-type="string" office:string-value="F" calcext:value-type="string">
            <text:p>F</text:p>
          </table:table-cell>
          <table:table-cell table:style-name="ce17" table:formula="of:=VLOOKUP([.AD8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8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0]/50*0.15 + [.P10]/50*0.15 + [.Q10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0] + [.R10] + [.X10] + [.AA10]" office:value-type="float" office:value="0" calcext:value-type="float">
            <text:p>0.00000</text:p>
          </table:table-cell>
          <table:table-cell table:style-name="ce15" table:formula="of:=IF([.AC10]&gt;=0.9875;&quot;A+&quot;;  IF([.AC10]&gt;=0.94; &quot;A&quot;; IF([.AC10]&gt;=0.9; &quot;A-&quot;; IF([.AC10]&gt;=0.87; &quot;B+&quot;; IF([.AC10]&gt;=0.84;&quot;B&quot;; IF([.AC10]&gt;=0.8; &quot;B-&quot;; IF([.AC10]&gt;=0.77; &quot;C+&quot;; IF([.AC10]&gt;=0.74;&quot;C&quot;; IF([.AC10]&gt;=0.7; &quot;C-&quot;; IF([.AC10]&gt;=0.67; &quot;D+&quot;; IF([.AC10]&gt;=0.64;&quot;D&quot;; IF([.AC10]&gt;=0.6; &quot;D-&quot;; &quot;F&quot;))))))))))))" office:value-type="string" office:string-value="F" calcext:value-type="string">
            <text:p>F</text:p>
          </table:table-cell>
          <table:table-cell table:style-name="ce17" table:formula="of:=VLOOKUP([.AD10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1]/50*0.15 + [.P11]/50*0.15 + [.Q11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1] + [.R11] + [.X11] + [.AA11]" office:value-type="float" office:value="0" calcext:value-type="float">
            <text:p>0.00000</text:p>
          </table:table-cell>
          <table:table-cell table:style-name="ce15" table:formula="of:=IF([.AC11]&gt;=0.9875;&quot;A+&quot;;  IF([.AC11]&gt;=0.94; &quot;A&quot;; IF([.AC11]&gt;=0.9; &quot;A-&quot;; IF([.AC11]&gt;=0.87; &quot;B+&quot;; IF([.AC11]&gt;=0.84;&quot;B&quot;; IF([.AC11]&gt;=0.8; &quot;B-&quot;; IF([.AC11]&gt;=0.77; &quot;C+&quot;; IF([.AC11]&gt;=0.74;&quot;C&quot;; IF([.AC11]&gt;=0.7; &quot;C-&quot;; IF([.AC11]&gt;=0.67; &quot;D+&quot;; IF([.AC11]&gt;=0.64;&quot;D&quot;; IF([.AC11]&gt;=0.6; &quot;D-&quot;; &quot;F&quot;))))))))))))" office:value-type="string" office:string-value="F" calcext:value-type="string">
            <text:p>F</text:p>
          </table:table-cell>
          <table:table-cell table:style-name="ce17" table:formula="of:=VLOOKUP([.AD11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2]/50*0.15 + [.P12]/50*0.15 + [.Q12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2] + [.R12] + [.X12] + [.AA12]" office:value-type="float" office:value="0" calcext:value-type="float">
            <text:p>0.00000</text:p>
          </table:table-cell>
          <table:table-cell table:style-name="ce15" table:formula="of:=IF([.AC12]&gt;=0.9875;&quot;A+&quot;;  IF([.AC12]&gt;=0.94; &quot;A&quot;; IF([.AC12]&gt;=0.9; &quot;A-&quot;; IF([.AC12]&gt;=0.87; &quot;B+&quot;; IF([.AC12]&gt;=0.84;&quot;B&quot;; IF([.AC12]&gt;=0.8; &quot;B-&quot;; IF([.AC12]&gt;=0.77; &quot;C+&quot;; IF([.AC12]&gt;=0.74;&quot;C&quot;; IF([.AC12]&gt;=0.7; &quot;C-&quot;; IF([.AC12]&gt;=0.67; &quot;D+&quot;; IF([.AC12]&gt;=0.64;&quot;D&quot;; IF([.AC12]&gt;=0.6; &quot;D-&quot;; &quot;F&quot;))))))))))))" office:value-type="string" office:string-value="F" calcext:value-type="string">
            <text:p>F</text:p>
          </table:table-cell>
          <table:table-cell table:style-name="ce17" table:formula="of:=VLOOKUP([.AD12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3]/50*0.15 + [.P13]/50*0.15 + [.Q13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3] + [.R13] + [.X13] + [.AA13]" office:value-type="float" office:value="0" calcext:value-type="float">
            <text:p>0.00000</text:p>
          </table:table-cell>
          <table:table-cell table:style-name="ce15" table:formula="of:=IF([.AC13]&gt;=0.9875;&quot;A+&quot;;  IF([.AC13]&gt;=0.94; &quot;A&quot;; IF([.AC13]&gt;=0.9; &quot;A-&quot;; IF([.AC13]&gt;=0.87; &quot;B+&quot;; IF([.AC13]&gt;=0.84;&quot;B&quot;; IF([.AC13]&gt;=0.8; &quot;B-&quot;; IF([.AC13]&gt;=0.77; &quot;C+&quot;; IF([.AC13]&gt;=0.74;&quot;C&quot;; IF([.AC13]&gt;=0.7; &quot;C-&quot;; IF([.AC13]&gt;=0.67; &quot;D+&quot;; IF([.AC13]&gt;=0.64;&quot;D&quot;; IF([.AC13]&gt;=0.6; &quot;D-&quot;; &quot;F&quot;))))))))))))" office:value-type="string" office:string-value="F" calcext:value-type="string">
            <text:p>F</text:p>
          </table:table-cell>
          <table:table-cell table:style-name="ce17" table:formula="of:=VLOOKUP([.AD13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4]/50*0.15 + [.P14]/50*0.15 + [.Q14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4] + [.R14] + [.X14] + [.AA14]" office:value-type="float" office:value="0" calcext:value-type="float">
            <text:p>0.00000</text:p>
          </table:table-cell>
          <table:table-cell table:style-name="ce15" table:formula="of:=IF([.AC14]&gt;=0.9875;&quot;A+&quot;;  IF([.AC14]&gt;=0.94; &quot;A&quot;; IF([.AC14]&gt;=0.9; &quot;A-&quot;; IF([.AC14]&gt;=0.87; &quot;B+&quot;; IF([.AC14]&gt;=0.84;&quot;B&quot;; IF([.AC14]&gt;=0.8; &quot;B-&quot;; IF([.AC14]&gt;=0.77; &quot;C+&quot;; IF([.AC14]&gt;=0.74;&quot;C&quot;; IF([.AC14]&gt;=0.7; &quot;C-&quot;; IF([.AC14]&gt;=0.67; &quot;D+&quot;; IF([.AC14]&gt;=0.64;&quot;D&quot;; IF([.AC14]&gt;=0.6; &quot;D-&quot;; &quot;F&quot;))))))))))))" office:value-type="string" office:string-value="F" calcext:value-type="string">
            <text:p>F</text:p>
          </table:table-cell>
          <table:table-cell table:style-name="ce17" table:formula="of:=VLOOKUP([.AD14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5]/50*0.15 + [.P15]/50*0.15 + [.Q15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5] + [.R15] + [.X15] + [.AA15]" office:value-type="float" office:value="0" calcext:value-type="float">
            <text:p>0.00000</text:p>
          </table:table-cell>
          <table:table-cell table:style-name="ce15" table:formula="of:=IF([.AC15]&gt;=0.9875;&quot;A+&quot;;  IF([.AC15]&gt;=0.94; &quot;A&quot;; IF([.AC15]&gt;=0.9; &quot;A-&quot;; IF([.AC15]&gt;=0.87; &quot;B+&quot;; IF([.AC15]&gt;=0.84;&quot;B&quot;; IF([.AC15]&gt;=0.8; &quot;B-&quot;; IF([.AC15]&gt;=0.77; &quot;C+&quot;; IF([.AC15]&gt;=0.74;&quot;C&quot;; IF([.AC15]&gt;=0.7; &quot;C-&quot;; IF([.AC15]&gt;=0.67; &quot;D+&quot;; IF([.AC15]&gt;=0.64;&quot;D&quot;; IF([.AC15]&gt;=0.6; &quot;D-&quot;; &quot;F&quot;))))))))))))" office:value-type="string" office:string-value="F" calcext:value-type="string">
            <text:p>F</text:p>
          </table:table-cell>
          <table:table-cell table:style-name="ce17" table:formula="of:=VLOOKUP([.AD15]; [.$AJ$2:.$AK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6]/50*0.15 + [.P16]/50*0.15 + [.Q16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6] + [.R16] + [.X16] + [.AA16]" office:value-type="float" office:value="0" calcext:value-type="float">
            <text:p>0.00000</text:p>
          </table:table-cell>
          <table:table-cell table:style-name="ce15" table:formula="of:=IF([.AC16]&gt;=0.9875;&quot;A+&quot;;  IF([.AC16]&gt;=0.94; &quot;A&quot;; IF([.AC16]&gt;=0.9; &quot;A-&quot;; IF([.AC16]&gt;=0.87; &quot;B+&quot;; IF([.AC16]&gt;=0.84;&quot;B&quot;; IF([.AC16]&gt;=0.8; &quot;B-&quot;; IF([.AC16]&gt;=0.77; &quot;C+&quot;; IF([.AC16]&gt;=0.74;&quot;C&quot;; IF([.AC16]&gt;=0.7; &quot;C-&quot;; IF([.AC16]&gt;=0.67; &quot;D+&quot;; IF([.AC16]&gt;=0.64;&quot;D&quot;; IF([.AC16]&gt;=0.6; &quot;D-&quot;; &quot;F&quot;))))))))))))" office:value-type="string" office:string-value="F" calcext:value-type="string">
            <text:p>F</text:p>
          </table:table-cell>
          <table:table-cell table:style-name="ce17" table:formula="of:=VLOOKUP([.AD16]; [.$AJ$2:.$AK$15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7]/50*0.15 + [.P17]/50*0.15 + [.Q17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7] + [.R17] + [.X17] + [.AA17]" office:value-type="float" office:value="0" calcext:value-type="float">
            <text:p>0.00000</text:p>
          </table:table-cell>
          <table:table-cell table:style-name="ce15" table:formula="of:=IF([.AC17]&gt;=0.9875;&quot;A+&quot;;  IF([.AC17]&gt;=0.94; &quot;A&quot;; IF([.AC17]&gt;=0.9; &quot;A-&quot;; IF([.AC17]&gt;=0.87; &quot;B+&quot;; IF([.AC17]&gt;=0.84;&quot;B&quot;; IF([.AC17]&gt;=0.8; &quot;B-&quot;; IF([.AC17]&gt;=0.77; &quot;C+&quot;; IF([.AC17]&gt;=0.74;&quot;C&quot;; IF([.AC17]&gt;=0.7; &quot;C-&quot;; IF([.AC17]&gt;=0.67; &quot;D+&quot;; IF([.AC17]&gt;=0.64;&quot;D&quot;; IF([.AC17]&gt;=0.6; &quot;D-&quot;; &quot;F&quot;))))))))))))" office:value-type="string" office:string-value="F" calcext:value-type="string">
            <text:p>F</text:p>
          </table:table-cell>
          <table:table-cell table:style-name="ce17" table:formula="of:=VLOOKUP([.AD17]; [.$AJ$2:.$AK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8]/50*0.15 + [.P18]/50*0.15 + [.Q18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8] + [.R18] + [.X18] + [.AA18]" office:value-type="float" office:value="0" calcext:value-type="float">
            <text:p>0.00000</text:p>
          </table:table-cell>
          <table:table-cell table:style-name="ce15" table:formula="of:=IF([.AC18]&gt;=0.9875;&quot;A+&quot;;  IF([.AC18]&gt;=0.94; &quot;A&quot;; IF([.AC18]&gt;=0.9; &quot;A-&quot;; IF([.AC18]&gt;=0.87; &quot;B+&quot;; IF([.AC18]&gt;=0.84;&quot;B&quot;; IF([.AC18]&gt;=0.8; &quot;B-&quot;; IF([.AC18]&gt;=0.77; &quot;C+&quot;; IF([.AC18]&gt;=0.74;&quot;C&quot;; IF([.AC18]&gt;=0.7; &quot;C-&quot;; IF([.AC18]&gt;=0.67; &quot;D+&quot;; IF([.AC18]&gt;=0.64;&quot;D&quot;; IF([.AC18]&gt;=0.6; &quot;D-&quot;; &quot;F&quot;))))))))))))" office:value-type="string" office:string-value="F" calcext:value-type="string">
            <text:p>F</text:p>
          </table:table-cell>
          <table:table-cell table:style-name="ce17" table:formula="of:=VLOOKUP([.AD18]; [.$AJ$2:.$AK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table:number-columns-repeated="3"/>
          <table:table-cell table:style-name="ce7" table:formula="of:=[.O19]/50*0.15 + [.P19]/50*0.15 + [.Q19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9] + [.R19] + [.X19] + [.AA19]" office:value-type="float" office:value="0" calcext:value-type="float">
            <text:p>0.00000</text:p>
          </table:table-cell>
          <table:table-cell table:style-name="ce15" table:formula="of:=IF([.AC19]&gt;=0.9875;&quot;A+&quot;;  IF([.AC19]&gt;=0.94; &quot;A&quot;; IF([.AC19]&gt;=0.9; &quot;A-&quot;; IF([.AC19]&gt;=0.87; &quot;B+&quot;; IF([.AC19]&gt;=0.84;&quot;B&quot;; IF([.AC19]&gt;=0.8; &quot;B-&quot;; IF([.AC19]&gt;=0.77; &quot;C+&quot;; IF([.AC19]&gt;=0.74;&quot;C&quot;; IF([.AC19]&gt;=0.7; &quot;C-&quot;; IF([.AC19]&gt;=0.67; &quot;D+&quot;; IF([.AC19]&gt;=0.64;&quot;D&quot;; IF([.AC19]&gt;=0.6; &quot;D-&quot;; &quot;F&quot;))))))))))))" office:value-type="string" office:string-value="F" calcext:value-type="string">
            <text:p>F</text:p>
          </table:table-cell>
          <table:table-cell table:style-name="ce17" table:formula="of:=VLOOKUP([.AD19]; [.$AJ$2:.$AK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20]/50*0.15 + [.P20]/50*0.15 + [.Q20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0] + [.R20] + [.X20] + [.AA20]" office:value-type="float" office:value="0" calcext:value-type="float">
            <text:p>0.00000</text:p>
          </table:table-cell>
          <table:table-cell table:style-name="ce15" table:formula="of:=IF([.AC20]&gt;=0.9875;&quot;A+&quot;;  IF([.AC20]&gt;=0.94; &quot;A&quot;; IF([.AC20]&gt;=0.9; &quot;A-&quot;; IF([.AC20]&gt;=0.87; &quot;B+&quot;; IF([.AC20]&gt;=0.84;&quot;B&quot;; IF([.AC20]&gt;=0.8; &quot;B-&quot;; IF([.AC20]&gt;=0.77; &quot;C+&quot;; IF([.AC20]&gt;=0.74;&quot;C&quot;; IF([.AC20]&gt;=0.7; &quot;C-&quot;; IF([.AC20]&gt;=0.67; &quot;D+&quot;; IF([.AC20]&gt;=0.64;&quot;D&quot;; IF([.AC20]&gt;=0.6; &quot;D-&quot;; &quot;F&quot;))))))))))))" office:value-type="string" office:string-value="F" calcext:value-type="string">
            <text:p>F</text:p>
          </table:table-cell>
          <table:table-cell table:style-name="ce17" table:formula="of:=VLOOKUP([.AD20]; [.$AJ$2:.$AK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21]/50*0.15 + [.P21]/50*0.15 + [.Q21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1] + [.R21] + [.X21] + [.AA21]" office:value-type="float" office:value="0" calcext:value-type="float">
            <text:p>0.00000</text:p>
          </table:table-cell>
          <table:table-cell table:style-name="ce15" table:formula="of:=IF([.AC21]&gt;=0.9875;&quot;A+&quot;;  IF([.AC21]&gt;=0.94; &quot;A&quot;; IF([.AC21]&gt;=0.9; &quot;A-&quot;; IF([.AC21]&gt;=0.87; &quot;B+&quot;; IF([.AC21]&gt;=0.84;&quot;B&quot;; IF([.AC21]&gt;=0.8; &quot;B-&quot;; IF([.AC21]&gt;=0.77; &quot;C+&quot;; IF([.AC21]&gt;=0.74;&quot;C&quot;; IF([.AC21]&gt;=0.7; &quot;C-&quot;; IF([.AC21]&gt;=0.67; &quot;D+&quot;; IF([.AC21]&gt;=0.64;&quot;D&quot;; IF([.AC21]&gt;=0.6; &quot;D-&quot;; &quot;F&quot;))))))))))))" office:value-type="string" office:string-value="F" calcext:value-type="string">
            <text:p>F</text:p>
          </table:table-cell>
          <table:table-cell table:style-name="ce17" table:formula="of:=VLOOKUP([.AD21]; [.$AJ$2:.$AK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22]/50*0.15 + [.P22]/50*0.15 + [.Q22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2] + [.R22] + [.X22] + [.AA22]" office:value-type="float" office:value="0" calcext:value-type="float">
            <text:p>0.00000</text:p>
          </table:table-cell>
          <table:table-cell table:style-name="ce15" table:formula="of:=IF([.AC22]&gt;=0.9875;&quot;A+&quot;;  IF([.AC22]&gt;=0.94; &quot;A&quot;; IF([.AC22]&gt;=0.9; &quot;A-&quot;; IF([.AC22]&gt;=0.87; &quot;B+&quot;; IF([.AC22]&gt;=0.84;&quot;B&quot;; IF([.AC22]&gt;=0.8; &quot;B-&quot;; IF([.AC22]&gt;=0.77; &quot;C+&quot;; IF([.AC22]&gt;=0.74;&quot;C&quot;; IF([.AC22]&gt;=0.7; &quot;C-&quot;; IF([.AC22]&gt;=0.67; &quot;D+&quot;; IF([.AC22]&gt;=0.64;&quot;D&quot;; IF([.AC22]&gt;=0.6; &quot;D-&quot;; &quot;F&quot;))))))))))))" office:value-type="string" office:string-value="F" calcext:value-type="string">
            <text:p>F</text:p>
          </table:table-cell>
          <table:table-cell table:style-name="ce17" table:formula="of:=VLOOKUP([.AD22]; [.$AJ$2:.$AK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5"/>
          <table:table-cell table:number-columns-repeated="5"/>
          <table:table-cell table:style-name="ce15" table:formula="of:=AVERAGE([.AC2:.AC19])" office:value-type="float" office:value="0" calcext:value-type="float">
            <text:p>0</text:p>
          </table:table-cell>
          <table:table-cell table:style-name="ce12"/>
          <table:table-cell table:style-name="ce15" table:formula="of:=AVERAGE([.AE2:.AE22])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5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1006"/>
        </table:table-row>
        <table:table-row table:style-name="ro1" table:number-rows-repeated="1048546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 style:data-style-name="N2" text:time-value="11:09:20.683155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9-24T13:40:49.683014056</dc:date>
    <dc:creator>Gregory Kapfhammer</dc:creator>
    <meta:editing-duration>P6DT6M40S</meta:editing-duration>
    <meta:editing-cycles>206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254" meta:object-count="0"/>
  </office:meta>
</office:document-meta>
</file>